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a4c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ser Agreement License</text:p>
      <text:p text:style-name="Standard"/>
      <text:p text:style-name="Standard">CC BY-NC-ND 1.0 Universal</text:p>
      <text:p text:style-name="Standard"/>
      <text:p text:style-name="Standard">This User Agreement License ("Agreement") is entered into by and between the licensee ("Licensee") and the original creator of the work ("Licensor").</text:p>
      <text:p text:style-name="Standard"/>
      <text:p text:style-name="Standard">CREATIVE COMMONS CORPORATION IS NOT A LAW FIRM AND DOES NOT PROVIDE LEGAL SERVICES. DISTRIBUTION OF THIS DOCUMENT DOES NOT CREATE AN ATTORNEY-CLIENT RELATIONSHIP. CREATIVE COMMONS PROVIDES THIS INFORMATION ON AN "AS-IS" BASIS. CREATIVE COMMONS MAKES NO WARRANTIES REGARDING THE USE OF THIS DOCUMENT OR THE INFORMATION OR WORKS PROVIDED HEREUNDER, AND DISCLAIMS LIABILITY FOR DAMAGES RESULTING FROM THE USE OF THIS DOCUMENT OR THE INFORMATION OR WORKS PROVIDED HEREUNDER.</text:p>
      <text:p text:style-name="Standard"/>
      <text:p text:style-name="Standard">Statement of Purpose</text:p>
      <text:p text:style-name="Standard"/>
      <text:p text:style-name="Standard">The laws of most jurisdictions throughout the world automatically confer exclusive Copyright and Related Rights (defined below) upon the creator and subsequent owner(s) (each and all, an "owner") of an original work of authorship and/or a database (each, a "Work").</text:p>
      <text:p text:style-name="Standard"/>
      <text:p text:style-name="Standard">Licensor wishes to grant Licensee certain rights to the Work under the conditions specified in this Agreement.</text:p>
      <text:p text:style-name="Standard"/>
      <text:p text:style-name="Standard">Copyright and Related Rights. A Work made available under CC BY-NC-ND may be protected by copyright and related or neighboring rights ("Copyright and Related Rights"). Copyright and Related Rights include, but are not limited to, the following:</text:p>
      <text:p text:style-name="Standard"/>
      <text:p text:style-name="Standard">i. the right to reproduce, adapt, distribute, perform, display, communicate, and translate a Work;</text:p>
      <text:p text:style-name="Standard">ii. moral rights retained by the original author(s) and/or performer(s);</text:p>
      <text:p text:style-name="Standard">iii. publicity and privacy rights pertaining to a person's image or likeness depicted in a Work;</text:p>
      <text:p text:style-name="Standard">iv. rights protecting against unfair competition in regards to a Work, subject to the limitations in paragraph 4(a), below;</text:p>
      <text:p text:style-name="Standard">v. rights protecting the extraction, dissemination, use, and reuse of data in a Work;</text:p>
      <text:p text:style-name="Standard">vi. database rights (such as those arising under Directive 96/9/EC of the European Parliament and of the Council of 11 March 1996, on the legal protection of databases, and under any national implementation thereof, including any amended or successor version of such directive); and</text:p>
      <text:p text:style-name="Standard">vii. other similar, equivalent, or corresponding rights throughout the world based on applicable law or treaty, and any national implementations thereof.</text:p>
      <text:p text:style-name="Standard"/>
      <text:p text:style-name="Standard">License Restrictions. Subject to the terms and conditions of this Agreement, Licensor grants Licensee a worldwide, royalty-free, non-commercial, non-transferable, non-sublicensable, and revocable license to exercise the following rights in the Work:</text:p>
      <text:p text:style-name="Standard"/>
      <text:p text:style-name="Standard">i. To reproduce the Work solely for private, non-commercial use;</text:p>
      <text:p text:style-name="Standard">ii. To adapt, translate, and create derivative works based on the Work solely for private, non-commercial use;</text:p>
      <text:p text:style-name="Standard"><text:soft-page-break/>iii. To distribute the Work solely for private, non-commercial use within the Licensee's private, non-commercial environment.</text:p>
      <text:p text:style-name="Standard"/>
      <text:p text:style-name="Standard">License Prohibitions. Licensee is expressly prohibited from:</text:p>
      <text:p text:style-name="Standard"/>
      <text:p text:style-name="Standard">i. Using the Work for any commercial purposes, including without limitation commercial, advertising, or promotional purposes;</text:p>
      <text:p text:style-name="Standard">ii. Publicly distributing or making the Work available to the public in any form whatsoever;</text:p>
      <text:p text:style-name="Standard">iii. Sub-licensing, transferring, or assigning the license rights granted herein;</text:p>
      <text:p text:style-name="Standard">iv. Creating derivative works based on the Work for commercial purposes;</text:p>
      <text:p text:style-name="Standard">v. Using the Work in any way that violates the trademark or copyright rights of the Licensor.</text:p>
      <text:p text:style-name="Standard"/>
      <text:p text:style-name="Standard">Attribution and Notice. Licensee agrees to provide proper attribution to Licensor in all private, non-commercial uses of the Work. Licensee shall include a notice in each private, non-commercial distribution that attributes the Work to the original Licensor.</text:p>
      <text:p text:style-name="Standard"/>
      <text:p text:style-name="Standard">Waiver. To the greatest extent permitted by, but not in contravention of, applicable law, Licensor hereby overtly, fully, permanently, irrevocably, and unconditionally waives, abandons, and surrenders all of Licensor's Copyright and Related Rights and associated claims and causes of action, whether now known or unknown (including existing as well as future claims and causes of action), in the Work:</text:p>
      <text:p text:style-name="Standard"/>
      <text:p text:style-name="Standard">i. In all territories worldwide;</text:p>
      <text:p text:style-name="Standard">ii. For the maximum duration provided by applicable law or treaty (including future time extensions);</text:p>
      <text:p text:style-name="Standard">iii. In any current or future medium and for any number of copies; and</text:p>
      <text:p text:style-name="Standard">iv. For any non-commercial purpose whatsoever, excluding commercial, advertising, or promotional purposes.</text:p>
      <text:p text:style-name="Standard"/>
      <text:p text:style-name="Standard">Public License Fallback. Should any part of this Agreement for any reason be judged legally invalid or ineffective under applicable law, then the license rights granted herein shall be preserved to the maximum extent permitted taking into account Licensor's express Statement of Purpose. </text:p>
      <text:p text:style-name="Standard"/>
      <text:p text:style-name="Standard">Limitations and Disclaimers.</text:p>
      <text:p text:style-name="Standard"/>
      <text:p text:style-name="Standard">a. No trademark or patent rights held by Licensor are waived, abandoned, surrendered, licensed, or otherwise affected by this Agreement.</text:p>
      <text:p text:style-name="Standard">b.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t or absence of errors, whether or not discoverable, all to the greatest extent permissible under applicable law.</text:p>
      <text:p text:style-name="Standard">c. Licensor disclaims responsibility for clearing rights of other persons that may apply to the Work or any use thereof, including without limitation any person's Copyright and Related Rights in the Work. Further, Licensor disclaims responsibility for obtaining any necessary consents, permissions, or other rights required for any use of the Work.</text:p>
      <text:p text:style-name="Standard">d. Licensor understands and acknowledges that Creative Commons is not a party to this document and has no duty or obligation with respect to this CC BY-NC-ND or use of the Wor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0T15:34:08.273000000</meta:creation-date>
    <dc:date>2024-01-20T15:51:00.995000000</dc:date>
    <meta:editing-duration>PT16M53S</meta:editing-duration>
    <meta:editing-cycles>1</meta:editing-cycles>
    <meta:document-statistic meta:table-count="0" meta:image-count="0" meta:object-count="0" meta:page-count="2" meta:paragraph-count="37" meta:word-count="841" meta:character-count="5681" meta:non-whitespace-character-count="4876"/>
    <meta:generator>LibreOffice/7.6.0.3$Windows_X86_64 LibreOffice_project/69edd8b8ebc41d00b4de3915dc82f8f0fc3b6265</meta:generator>
  </office:meta>
</office:document-meta>
</file>